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ans" svg:font-family="OpenSans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erenciamento de Discos Linux</text:p>
      <text:p text:style-name="Standard"/>
      <text:p text:style-name="Standard">_Adicionando um novo disco_</text:p>
      <text:p text:style-name="Standard"/>
      <text:p text:style-name="Standard">lsblk</text:p>
      <text:p text:style-name="Standard">fdisk -l</text:p>
      <text:p text:style-name="Standard"/>
      <text:p text:style-name="Standard">*********************</text:p>
      <text:p text:style-name="Standard"/>
      <text:p text:style-name="Standard">_Particionando e formatando discos via terminal_</text:p>
      <text:p text:style-name="Standard"/>
      <text:p text:style-name="Standard">fdisk /dev/sdb</text:p>
      <text:p text:style-name="Standard"/>
      <text:p text:style-name="Standard">n &gt; adicionar nova partição</text:p>
      <text:p text:style-name="Standard">p &gt; adicionar partição primária</text:p>
      <text:p text:style-name="Standard">1 &gt; numero da partição</text:p>
      <text:p text:style-name="Standard"/>
      <text:p text:style-name="Standard">w &gt; no final do processo, digital w para finalizar e salvar</text:p>
      <text:p text:style-name="Standard"/>
      <text:p text:style-name="Standard">mkfs.ext4 /dev/sdb &gt; formata o HD no formato ext4</text:p>
      <text:p text:style-name="Standard"/>
      <text:p text:style-name="Standard">******************</text:p>
      <text:p text:style-name="Standard"/>
      <text:p text:style-name="Standard">_Montando e desmontando discos_</text:p>
      <text:p text:style-name="Standard"/>
      <text:p text:style-name="Standard">cd /mnt/ &gt; diretório padrão para montar discos</text:p>
      <text:p text:style-name="Standard">mkdir disco2 &gt; criar pasta do disco2</text:p>
      <text:p text:style-name="Standard"/>
      <text:p text:style-name="Standard">mount /dev/sdb /mnt/disco2/ &gt; monta o novo disco na pasta, tudo o que salvar nessa pasta será salvo na partição criada. Porém, ao reiniciar a máquina, perde a referência</text:p>
      <text:p text:style-name="Standard"/>
      <text:p text:style-name="Standard">amount /dev/sdb &gt; desmonta o disco</text:p>
      <text:p text:style-name="Standard"/>
      <text:p text:style-name="Standard">*****************</text:p>
      <text:p text:style-name="Standard"/>
      <text:p text:style-name="Standard">_Montando discos automaticamente_</text:p>
      <text:p text:style-name="Standard"/>
      <text:p text:style-name="Standard">lsblk &gt; vai lista e mostrar todos os discos e também informar onde estão montados</text:p>
      <text:p text:style-name="Standard"/>
      <text:p text:style-name="Standard">nano /etc/fstab &gt; editar o arquivo de configurações para definir montagem de discos</text:p>
      <text:p text:style-name="Standard"/>
      <text:p text:style-name="Standard">adicionar no arquivo:</text:p>
      <text:p text:style-name="Standard">/dev/sdb /disk2 ext4 defaults 0 0</text:p>
      <text:p text:style-name="Standard">{disco} {onde será montado} {sistema de arquivos} {}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ans" svg:font-family="OpenSans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8T22:21:16.523000000</dc:date>
    <meta:editing-duration>PT19M23S</meta:editing-duration>
    <meta:editing-cycles>1</meta:editing-cycles>
    <meta:document-statistic meta:table-count="0" meta:image-count="0" meta:object-count="0" meta:page-count="1" meta:paragraph-count="25" meta:word-count="160" meta:character-count="994" meta:non-whitespace-character-count="859"/>
    <meta:generator>LibreOffice/7.3.0.3$Windows_X86_64 LibreOffice_project/0f246aa12d0eee4a0f7adcefbf7c878fc2238db3</meta:generator>
  </office:meta>
</office:document-meta>
</file>